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a615" officeooo:paragraph-rsid="0015a61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4dbc" officeooo:paragraph-rsid="0013e78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267e4" officeooo:paragraph-rsid="000267e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e158" officeooo:paragraph-rsid="001ce15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be8d5" officeooo:paragraph-rsid="000be8d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01f37" officeooo:paragraph-rsid="001fa14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fde40" officeooo:paragraph-rsid="000be8d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fde40" officeooo:paragraph-rsid="00043ef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3bb3" officeooo:paragraph-rsid="00153bb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86290" officeooo:paragraph-rsid="00186290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267e4" officeooo:paragraph-rsid="000267e4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0c968" officeooo:paragraph-rsid="0020c968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70904" officeooo:paragraph-rsid="0027090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27ebfc" officeooo:paragraph-rsid="0027ebfc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officeooo:rsid="0015a615" officeooo:paragraph-rsid="0015a615" style:font-size-asian="14pt" style:font-size-complex="14pt"/>
    </style:style>
    <style:style style:name="P16" style:family="paragraph" style:parent-style-name="Standard">
      <style:text-properties fo:font-size="14pt" officeooo:rsid="00043ef8" officeooo:paragraph-rsid="00043ef8" style:font-size-asian="14pt" style:font-size-complex="14pt"/>
    </style:style>
    <style:style style:name="P17" style:family="paragraph" style:parent-style-name="Standard">
      <style:text-properties fo:font-size="14pt" officeooo:rsid="00024dbc" officeooo:paragraph-rsid="00024dbc" style:font-size-asian="14pt" style:font-size-complex="14pt"/>
    </style:style>
    <style:style style:name="P18" style:family="paragraph" style:parent-style-name="Standard">
      <style:text-properties fo:font-size="14pt" officeooo:rsid="00024dbc" officeooo:paragraph-rsid="00131732" style:font-size-asian="14pt" style:font-size-complex="14pt"/>
    </style:style>
    <style:style style:name="P19" style:family="paragraph" style:parent-style-name="Standard">
      <style:text-properties fo:font-size="14pt" officeooo:rsid="001fb549" officeooo:paragraph-rsid="001fb549" style:font-size-asian="14pt" style:font-size-complex="14pt"/>
    </style:style>
    <style:style style:name="P20" style:family="paragraph" style:parent-style-name="Standard">
      <style:text-properties fo:font-size="14pt" officeooo:rsid="001fa147" officeooo:paragraph-rsid="001fb549" style:font-size-asian="14pt" style:font-size-complex="14pt"/>
    </style:style>
    <style:style style:name="P21" style:family="paragraph" style:parent-style-name="Standard">
      <style:text-properties fo:font-size="14pt" officeooo:rsid="0022963d" officeooo:paragraph-rsid="0022963d" style:font-size-asian="14pt" style:font-size-complex="14pt"/>
    </style:style>
    <style:style style:name="P22" style:family="paragraph" style:parent-style-name="Standard">
      <style:text-properties fo:font-size="14pt" officeooo:rsid="00186290" officeooo:paragraph-rsid="0022963d" style:font-size-asian="14pt" style:font-size-complex="14pt"/>
    </style:style>
    <style:style style:name="P23" style:family="paragraph" style:parent-style-name="Standard">
      <style:text-properties fo:font-size="14pt" officeooo:rsid="000bb3a8" officeooo:paragraph-rsid="000bb3a8" style:font-size-asian="14pt" style:font-size-complex="14pt"/>
    </style:style>
    <style:style style:name="P24" style:family="paragraph" style:parent-style-name="Standard">
      <style:text-properties fo:font-size="14pt" officeooo:rsid="001a633f" officeooo:paragraph-rsid="001a633f" style:font-size-asian="14pt" style:font-size-complex="14pt"/>
    </style:style>
    <style:style style:name="P25" style:family="paragraph" style:parent-style-name="Standard">
      <style:text-properties fo:font-size="16pt" fo:font-weight="bold" officeooo:rsid="000be8d5" officeooo:paragraph-rsid="000be8d5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fa147" officeooo:paragraph-rsid="001fa14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270904" officeooo:paragraph-rsid="0027090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27ebfc" officeooo:paragraph-rsid="0027ebfc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85d4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9e57c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84626" officeooo:paragraph-rsid="0028462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4pt" officeooo:rsid="0022963d" officeooo:paragraph-rsid="0022963d" style:font-size-asian="14pt" style:font-size-complex="14pt"/>
    </style:style>
    <style:style style:name="P35" style:family="paragraph" style:parent-style-name="Standard">
      <style:text-properties fo:font-size="14pt" officeooo:rsid="0009db91" officeooo:paragraph-rsid="0009db91" style:font-size-asian="14pt" style:font-size-complex="14pt"/>
    </style:style>
    <style:style style:name="P36" style:family="paragraph" style:parent-style-name="Standard">
      <style:text-properties fo:font-size="16pt" fo:font-weight="bold" officeooo:rsid="000be8d5" officeooo:paragraph-rsid="000be8d5" style:font-size-asian="16pt" style:font-weight-asian="bold" style:font-size-complex="16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32e0"/>
    </style:style>
    <style:style style:name="T3" style:family="text">
      <style:text-properties officeooo:rsid="000fde40"/>
    </style:style>
    <style:style style:name="T4" style:family="text">
      <style:text-properties officeooo:rsid="00101f3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e78d" style:font-weight-asian="normal" style:font-weight-complex="normal"/>
    </style:style>
    <style:style style:name="T7" style:family="text">
      <style:text-properties fo:font-weight="normal" officeooo:rsid="000d32e0" style:font-weight-asian="normal" style:font-weight-complex="normal"/>
    </style:style>
    <style:style style:name="T8" style:family="text">
      <style:text-properties fo:font-weight="normal" officeooo:rsid="001e743f" style:font-weight-asian="normal" style:font-weight-complex="normal"/>
    </style:style>
    <style:style style:name="T9" style:family="text">
      <style:text-properties fo:font-weight="normal" officeooo:rsid="0020c968" style:font-weight-asian="normal" style:font-weight-complex="normal"/>
    </style:style>
    <style:style style:name="T10" style:family="text">
      <style:text-properties fo:font-weight="normal" officeooo:rsid="0022963d" style:font-weight-asian="normal" style:font-weight-complex="normal"/>
    </style:style>
    <style:style style:name="T11" style:family="text">
      <style:text-properties fo:font-weight="normal" officeooo:rsid="001fa147" style:font-weight-asian="normal" style:font-weight-complex="normal"/>
    </style:style>
    <style:style style:name="T12" style:family="text">
      <style:text-properties officeooo:rsid="0012049e"/>
    </style:style>
    <style:style style:name="T13" style:family="text">
      <style:text-properties officeooo:rsid="0013e78d"/>
    </style:style>
    <style:style style:name="T14" style:family="text">
      <style:text-properties officeooo:rsid="0015a615"/>
    </style:style>
    <style:style style:name="T15" style:family="text">
      <style:text-properties officeooo:rsid="00024dbc"/>
    </style:style>
    <style:style style:name="T16" style:family="text">
      <style:text-properties officeooo:rsid="001a633f"/>
    </style:style>
    <style:style style:name="T17" style:family="text">
      <style:text-properties officeooo:rsid="001b74d6"/>
    </style:style>
    <style:style style:name="T18" style:family="text">
      <style:text-properties officeooo:rsid="001fa147"/>
    </style:style>
    <style:style style:name="T19" style:family="text">
      <style:text-properties officeooo:rsid="001fb549"/>
    </style:style>
    <style:style style:name="T20" style:family="text">
      <style:text-properties officeooo:rsid="0022963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267e4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258df7" style:font-size-asian="16pt" style:font-weight-asian="bold" style:font-size-complex="16pt" style:font-weight-complex="bold"/>
    </style:style>
    <style:style style:name="T25" style:family="text">
      <style:text-properties officeooo:rsid="00284626"/>
    </style:style>
    <style:style style:name="T26" style:family="text">
      <style:text-properties fo:font-size="14pt" style:font-size-asian="14pt" style:font-size-complex="14pt"/>
    </style:style>
    <style:style style:name="gr1" style:family="graphic">
      <style:graphic-properties draw:stroke="none" svg:stroke-width="0cm" svg:stroke-color="#000000" draw:fill="none" draw:fill-color="#ffffff" fo:min-height="6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fill="none" draw:fill-color="#ffffff" fo:min-height="8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fo:min-height="8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Типовая форма титульного листа технического задания</text:p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0" draw:name="Фигура1" draw:style-name="gr1" draw:text-style-name="P37" svg:width="3.236cm" svg:height="6.411cm" svg:x="14.76cm" svg:y="0.422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8">ТЕХНИЧЕСКОЕ ЗАДАНИЕ</text:p>
      <text:p text:style-name="P29">Создание с<text:span text:style-name="T25">е</text:span>тевой игры «морской бой»</text:p>
      <text:p text:style-name="P30"/>
      <text:p text:style-name="P30">Согласованно <text:s text:c="56"/><text:span text:style-name="T25">Исполнители</text:span></text:p>
      <text:p text:style-name="P33"><draw:frame text:anchor-type="paragraph" draw:z-index="1" draw:name="Фигура2" draw:style-name="gr2" draw:text-style-name="P37" svg:width="6.324cm" svg:height="8.785cm" svg:x="-0.298cm" svg:y="0.427cm"><draw:text-box><text:p>Должность, название организации</text:p><text:p>_____________________________</text:p><text:p>Роспись, расшифровка росписи</text:p><text:p>_____________________________</text:p><text:p>Дата</text:p><text:p>_____________________________</text:p></draw:text-box></draw:frame><draw:frame text:anchor-type="paragraph" draw:z-index="2" draw:name="Фигура3" draw:style-name="gr3" draw:text-style-name="P39" svg:width="6.351cm" svg:height="8.097cm" svg:x="11.344cm" svg:y="0.242cm"><draw:text-box><text:p text:style-name="P38"><text:span text:style-name="T26">Михаил Коровин</text:span></text:p><text:p text:style-name="P38"><text:span text:style-name="T26">Агния Билтуева</text:span></text:p><text:p text:style-name="P38"><text:span text:style-name="T26">Дмитрий Кононов</text:span></text:p><text:p text:style-name="P38"><text:span text:style-name="T26">Владимир Екимов</text:span></text:p><text:p text:style-name="P38"><text:span text:style-name="T26">Андрей Крапивин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/>
      <text:p text:style-name="P32">Новосибирск 2018</text:p>
      <text:p text:style-name="P25"><text:soft-page-break/>Постановка задачи</text:p>
      <text:p text:style-name="P5">Необходимо реализовать командный проект с использованием <text:span text:style-name="T3">библиотек, </text:span>инструментов, <text:span text:style-name="T3">систем контроля версий</text:span> <text:span text:style-name="T13">изученных</text:span> во время курса, <text:span text:style-name="T3">р</text:span>азби<text:span text:style-name="T3">в</text:span> одну <text:span text:style-name="T3">масштабную</text:span> задачу на меньшие <text:span text:style-name="T19">и распределив их на всю команду разработчиков</text:span>. <text:span text:style-name="T3">Для реализации данных условий было решено воссоздать игру «морской бой».</text:span></text:p>
      <text:p text:style-name="P5"/>
      <text:p text:style-name="P26">Правила и<text:span text:style-name="T19">г</text:span>ры</text:p>
      <text:p text:style-name="P6"><text:span text:style-name="T18">Первым будет ходить тот игрок, который первым подключился к сессии. В данной версии игры существует всего 5 кораблей (на 1, 2, 3, 4, 5 клеток). </text:span>Корабль может располагаться только вертикально или горизонтально (изогнутых кораблей нет). Расстояние между кораблями должно быть минимум одну клетку <text:span text:style-name="T12">(вплотную устанавливать нельзя).</text:span> Установка корабля на поле происходит путем нажатия левой кнопки мыши на пустую клетку поля, <text:span text:style-name="T12">разворот корабля <text:s/>происходит путем повторного нажатия левой кнопки мыши на первую ячейку поля установленного корабля. Автоматическое заполнение поля происходит путем вызова ./SeaBattle -ar .Ход игрока продолжается до тех пор, пока не будет сделан промах. Игра завершается после уничтожения всех ваших/вражеских кораблей. Изложенные правила актуальны для использования только в этой версии игры!</text:span></text:p>
      <text:p text:style-name="P7"/>
      <text:p text:style-name="P9"><text:span text:style-name="T23">Заголовочный файл</text:span> (head.h)</text:p>
      <text:p text:style-name="P9">Содержит общие имена библиотек, переменных, структур, <text:span text:style-name="T14">имена функций, </text:span>констант используемых в данной программе.</text:p>
      <text:p text:style-name="P8"/>
      <text:p text:style-name="P1"><text:span text:style-name="T21">Главный</text:span> <text:span text:style-name="T5">(main.c)</text:span></text:p>
      <text:p text:style-name="P15">Происходит проверка атрибутов, <text:s/>вызов процедур с соответствующими адресами, если не допустимый ключ запуска — ошибка.</text:p>
      <text:p text:style-name="P16"/>
      <text:p text:style-name="P17"><text:span text:style-name="T24">Подключение</text:span><text:span text:style-name="T1"> </text:span>(<text:span text:style-name="T18">connect.c</text:span>)</text:p>
      <text:p text:style-name="P21">Отправляет мультикастовый пакет в локальную сеть с запросом на соединение. После биндит порт 8679 и ждет отправленный пакет. На этот порт приходит мультикастовый пакет от другого пользователя, его принимает сервер и создает игровую сессию. В случаи запуска игровой сессии на одной машине подключение произойдет по порту 8679, а обратный порт будет сгенеририрован случайно системой.</text:p>
      <text:p text:style-name="P17"/>
      <text:p text:style-name="P20"><text:span text:style-name="T23">Считывание нажатия мыши</text:span> (<text:span text:style-name="T19">waitClick.c</text:span>)</text:p>
      <text:p text:style-name="P19">Происходит считывание нажатия мыши. Передает <text:span text:style-name="T20">массив содержащий </text:span>координаты нажатия.</text:p>
      <text:p text:style-name="P17"/>
      <text:p text:style-name="P17"><text:span text:style-name="T23">Заполнение</text:span><text:span text:style-name="T1"> </text:span>(<text:span text:style-name="T4">reposition.c)</text:span></text:p>
      <text:p text:style-name="P21">Принимает координаты нажатия мыши <text:span text:style-name="T18">(waitClick.c). Содержится создание игровых полей. Автоматическая, ручная расстановка и разворот кораблей. </text:span><text:soft-page-break/><text:span text:style-name="T18">Автоматическое заполнение происходит с соблюдением <text:s/>тех же правил расстановки и разворота. Передает в файл battle.c структуру, содержащую три массива: зануленное поле противника (0), поле игрока с расставленными на нем кораблями (1) и массив, хранящий статус, отражающий состояние текущей сессии.</text:span></text:p>
      <text:p text:style-name="P18"/>
      <text:p text:style-name="P2"><text:span text:style-name="T22">Б</text:span><text:span text:style-name="T21">ой</text:span> <text:s/><text:span text:style-name="T6">(battle.c)</text:span></text:p>
      <text:p text:style-name="P22"><text:span text:style-name="T10">Принимает координаты нажатия мыши </text:span><text:span text:style-name="T11">(waitClick.c). </text:span><text:span text:style-name="T5">Принимает структуру состояния поля с заполненными массивами первого и второго игрока. </text:span><text:span text:style-name="T15">Изначально поле противника заполнено нулями. Состояние полей:</text:span></text:p>
      <text:p text:style-name="P35">0 — пустая клетка поля не содержащая изменений текущей сессии.</text:p>
      <text:p text:style-name="P35">1 — установленный корабль.</text:p>
      <text:p text:style-name="P35">2 — подбитая ячейка корабля.</text:p>
      <text:p text:style-name="P35">3 — пустая клетка поля, в которую был сделан выстрел.</text:p>
      <text:p text:style-name="P35">4 — состояние измения поля для отображения ошибки на экране и после вывода ошибки возвращается в предыдущее состояние (2-е или 3-е).</text:p>
      <text:p text:style-name="P23">buf_coord — массив с хранением координат для обмена сообщения между игроками.</text:p>
      <text:p text:style-name="P23">buf_coord[0] — координата по горизонтали.</text:p>
      <text:p text:style-name="P23">buf_coord[1] — координата по вертикали.</text:p>
      <text:p text:style-name="P23">buf_coord[2] — какое действие произошло на поле игрока.</text:p>
      <text:p text:style-name="P23">buf_coord[3] — проверка на победу/проигрыш.</text:p>
      <text:p text:style-name="P24">Игра продолжается до тех пор, пока поле содержит ячейки, хранящие 1. Вызывается проверка на завершение игры каждый раз, когда ячейка поля, содержащая 1 изменяется <text:span text:style-name="T17">на 2.</text:span> </text:p>
      <text:p text:style-name="P10"><text:span text:style-name="T16">После каждого изменения поля п</text:span>ередает файлу <text:span text:style-name="T2">(window.c) </text:span>структуру с одной измененной ячейкой. </text:p>
      <text:p text:style-name="P3"/>
      <text:p text:style-name="P3"><text:span text:style-name="T21">Графический интерфейс</text:span> <text:span text:style-name="T7">(window.c)</text:span></text:p>
      <text:p text:style-name="P4"><text:span text:style-name="T7">П</text:span><text:span text:style-name="T5">ринимаешь структуру содержащую текущее состояние поля и отрисовывает по верх графику. Пустые ячейки поля (0) отрисованы синим/голубым цветом. Поле, содержащее ячейку корабля (1) отрисованы </text:span><text:span text:style-name="T8">черным цветом. Поле, содержащая подбитую ячейку корабля (2) отрисована черным цветом с двумя звездочками (**). Пустая измененная клетка поля (3) отрисовывается двумя звездочками (**). </text:span><text:span text:style-name="T9">Отрисовка изменений поля происходит за счет использования графической библиотеки ncurses. Данная библиотека была выбрана для реализации текущего проекта, поскольку в рамках курса других графических инструментариев изучено не было.</text:span></text:p>
      <text:p text:style-name="P11"/>
      <text:p text:style-name="P12"><text:span text:style-name="T23">Инструментарий автоматической сборки</text:span><text:span text:style-name="T1"> </text:span>(makefile)</text:p>
      <text:p text:style-name="P12">Содержит правила сборки. Используемый компилятор. Частичную пересборку файлов в случаи их изменения без полной компиляции проекта. Создает файл запуска.</text:p>
      <text:p text:style-name="P12"/>
      <text:p text:style-name="P27"><text:soft-page-break/>Вывод</text:p>
      <text:p text:style-name="P13">Одной из главных проблем во время реализации была сборка общего проекта после реализации маленьких подзадач, правке багов, возникающих после добавления модулей в общий проек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8T21:37:08.094957111</dc:date>
    <meta:editing-duration>PT1H49M6S</meta:editing-duration>
    <meta:editing-cycles>9</meta:editing-cycles>
    <meta:generator>LibreOffice/6.0.5.2$Linux_X86_64 LibreOffice_project/00m0$Build-2</meta:generator>
    <meta:document-statistic meta:table-count="0" meta:image-count="0" meta:object-count="0" meta:page-count="4" meta:paragraph-count="39" meta:word-count="591" meta:character-count="4631" meta:non-whitespace-character-count="4006"/>
  </office:meta>
</office:document-meta>
</file>